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5.02cm"/>
    </style:style>
    <style:style style:name="co2" style:family="table-column">
      <style:table-column-properties fo:break-before="auto" style:column-width="5.011cm"/>
    </style:style>
    <style:style style:name="co3" style:family="table-column">
      <style:table-column-properties fo:break-before="auto" style:column-width="7.553cm"/>
    </style:style>
    <style:style style:name="co4" style:family="table-column">
      <style:table-column-properties fo:break-before="auto" style:column-width="7.743cm"/>
    </style:style>
    <style:style style:name="co5" style:family="table-column">
      <style:table-column-properties fo:break-before="auto" style:column-width="7.826cm"/>
    </style:style>
    <style:style style:name="co6" style:family="table-column">
      <style:table-column-properties fo:break-before="auto" style:column-width="7.444cm"/>
    </style:style>
    <style:style style:name="co7" style:family="table-column">
      <style:table-column-properties fo:break-before="auto" style:column-width="7.853cm"/>
    </style:style>
    <style:style style:name="co8" style:family="table-column">
      <style:table-column-properties fo:break-before="auto" style:column-width="5.946cm"/>
    </style:style>
    <style:style style:name="co9" style:family="table-column">
      <style:table-column-properties fo:break-before="auto" style:column-width="7.662cm"/>
    </style:style>
    <style:style style:name="co10" style:family="table-column">
      <style:table-column-properties fo:break-before="auto" style:column-width="7.934cm"/>
    </style:style>
    <style:style style:name="co11" style:family="table-column">
      <style:table-column-properties fo:break-before="auto" style:column-width="7.636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  <style:style style:name="ce2" style:family="table-cell" style:parent-style-name="Default" style:data-style-name="N81"/>
    <style:style style:name="T1" style:family="tex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Unifont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Unifont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emo-ma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Tensor:</text:p>
          </table:table-cell>
          <table:table-cell office:value-type="string" calcext:value-type="string">
            <text:p>87.0 + 0.0 i</text:p>
          </table:table-cell>
          <table:table-cell office:value-type="string" calcext:value-type="string">
            <text:p>13.0 + 0.0 i</text:p>
          </table:table-cell>
          <table:table-cell office:value-type="string" calcext:value-type="string">
            <text:p>72.0 + 0.0 i</text:p>
          </table:table-cell>
          <table:table-cell office:value-type="string" calcext:value-type="string">
            <text:p>-44.0 + 0.0 i</text:p>
          </table:table-cell>
          <table:table-cell office:value-type="string" calcext:value-type="string">
            <text:p>99.0 + 0.0 i</text:p>
          </table:table-cell>
          <table:table-cell office:value-type="string" calcext:value-type="string">
            <text:p>8.0 + 0.0 i</text:p>
          </table:table-cell>
          <table:table-cell office:value-type="string" calcext:value-type="string">
            <text:p>-63.0 + 0.0 i</text:p>
          </table:table-cell>
          <table:table-cell office:value-type="string" calcext:value-type="string">
            <text:p>25.0 + 0.0 i</text:p>
          </table:table-cell>
          <table:table-cell office:value-type="string" calcext:value-type="string">
            <text:p>90.0 + 0.0 i</text:p>
          </table:table-cell>
          <table:table-cell office:value-type="string" calcext:value-type="string">
            <text:p>-31.0 + 0.0 i</text:p>
          </table:table-cell>
          <table:table-cell office:value-type="string" calcext:value-type="string">
            <text:p>56.0 + 0.0 i</text:p>
          </table:table-cell>
          <table:table-cell office:value-type="string" calcext:value-type="string">
            <text:p>19.0 + 0.0 i</text:p>
          </table:table-cell>
          <table:table-cell office:value-type="string" calcext:value-type="string">
            <text:p>-100.0 + 0.0 i</text:p>
          </table:table-cell>
          <table:table-cell office:value-type="string" calcext:value-type="string">
            <text:p>37.0 + 0.0 i</text:p>
          </table:table-cell>
          <table:table-cell office:value-type="string" calcext:value-type="string">
            <text:p>4.0 + 0.0 i</text:p>
          </table:table-cell>
          <table:table-cell office:value-type="string" calcext:value-type="string">
            <text:p>61.0 + 0.0 i</text:p>
          </table:table-cell>
        </table:table-row>
        <table:table-row table:style-name="ro1">
          <table:table-cell office:value-type="string" calcext:value-type="string">
            <text:p>Flat Tensor:</text:p>
          </table:table-cell>
          <table:table-cell office:value-type="string" calcext:value-type="string">
            <text:p>87.0 + 0.0 i</text:p>
          </table:table-cell>
          <table:table-cell office:value-type="string" calcext:value-type="string">
            <text:p>13.0 + 0.0 i</text:p>
          </table:table-cell>
          <table:table-cell office:value-type="string" calcext:value-type="string">
            <text:p>72.0 + 0.0 i</text:p>
          </table:table-cell>
          <table:table-cell office:value-type="string" calcext:value-type="string">
            <text:p>-44.0 + 0.0 i</text:p>
          </table:table-cell>
          <table:table-cell office:value-type="string" calcext:value-type="string">
            <text:p>99.0 + 0.0 i</text:p>
          </table:table-cell>
          <table:table-cell office:value-type="string" calcext:value-type="string">
            <text:p>8.0 + 0.0 i</text:p>
          </table:table-cell>
          <table:table-cell office:value-type="string" calcext:value-type="string">
            <text:p>-63.0 + 0.0 i</text:p>
          </table:table-cell>
          <table:table-cell office:value-type="string" calcext:value-type="string">
            <text:p>25.0 + 0.0 i</text:p>
          </table:table-cell>
          <table:table-cell office:value-type="string" calcext:value-type="string">
            <text:p>90.0 + 0.0 i</text:p>
          </table:table-cell>
          <table:table-cell office:value-type="string" calcext:value-type="string">
            <text:p>-31.0 + 0.0 i</text:p>
          </table:table-cell>
          <table:table-cell office:value-type="string" calcext:value-type="string">
            <text:p>56.0 + 0.0 i</text:p>
          </table:table-cell>
          <table:table-cell office:value-type="string" calcext:value-type="string">
            <text:p>19.0 + 0.0 i</text:p>
          </table:table-cell>
          <table:table-cell office:value-type="string" calcext:value-type="string">
            <text:p>-100.0 + 0.0 i</text:p>
          </table:table-cell>
          <table:table-cell office:value-type="string" calcext:value-type="string">
            <text:p>37.0 + 0.0 i</text:p>
          </table:table-cell>
          <table:table-cell office:value-type="string" calcext:value-type="string">
            <text:p>4.0 + 0.0 i</text:p>
          </table:table-cell>
          <table:table-cell office:value-type="string" calcext:value-type="string">
            <text:p>61.0 + 0.0 i</text:p>
          </table:table-cell>
        </table:table-row>
        <table:table-row table:style-name="ro1">
          <table:table-cell office:value-type="string" calcext:value-type="string">
            <text:p>FFTResult:</text:p>
          </table:table-cell>
          <table:table-cell office:value-type="string" calcext:value-type="string">
            <text:p>333.0+0.0i</text:p>
          </table:table-cell>
          <table:table-cell office:value-type="string" calcext:value-type="string">
            <text:p>116.58898873897333-81.00210462736837i</text:p>
          </table:table-cell>
          <table:table-cell office:value-type="string" calcext:value-type="string">
            <text:p>211.94112549695427-63.963420073540675i</text:p>
          </table:table-cell>
          <table:table-cell office:value-type="string" calcext:value-type="string">
            <text:p>0.33671585610739996+192.46453380283535i</text:p>
          </table:table-cell>
          <table:table-cell office:value-type="string" calcext:value-type="string">
            <text:p>106.99999999999999+33.99999999999999i</text:p>
          </table:table-cell>
          <table:table-cell office:value-type="string" calcext:value-type="string">
            <text:p>-123.71644153307436-277.6603578781925i</text:p>
          </table:table-cell>
          <table:table-cell office:value-type="string" calcext:value-type="string">
            <text:p>144.05887450304562+310.0365799264593i</text:p>
          </table:table-cell>
          <table:table-cell office:value-type="string" calcext:value-type="string">
            <text:p>-5.209263062006549+244.87300369160369i</text:p>
          </table:table-cell>
          <table:table-cell office:value-type="string" calcext:value-type="string">
            <text:p>157.0-8.817456953860942e-15i</text:p>
          </table:table-cell>
          <table:table-cell office:value-type="string" calcext:value-type="string">
            <text:p>-5.2092630620064-244.87300369160374i</text:p>
          </table:table-cell>
          <table:table-cell office:value-type="string" calcext:value-type="string">
            <text:p>144.05887450304587-310.03657992645924i</text:p>
          </table:table-cell>
          <table:table-cell office:value-type="string" calcext:value-type="string">
            <text:p>-123.71644153307449+277.66035787819237i</text:p>
          </table:table-cell>
          <table:table-cell office:value-type="string" calcext:value-type="string">
            <text:p>107.00000000000003-34.00000000000003i</text:p>
          </table:table-cell>
          <table:table-cell office:value-type="string" calcext:value-type="string">
            <text:p>0.33671585610752963-192.46453380283538i</text:p>
          </table:table-cell>
          <table:table-cell office:value-type="string" calcext:value-type="string">
            <text:p>211.94112549695427+63.96342007354082i</text:p>
          </table:table-cell>
          <table:table-cell office:value-type="string" calcext:value-type="string">
            <text:p>116.58898873897338+81.00210462736847i</text:p>
          </table:table-cell>
        </table:table-row>
        <table:table-row table:style-name="ro1">
          <table:table-cell office:value-type="string" calcext:value-type="string">
            <text:p>DFTResult:</text:p>
          </table:table-cell>
          <table:table-cell office:value-type="string" calcext:value-type="string">
            <text:p>333.0+0.0i</text:p>
          </table:table-cell>
          <table:table-cell office:value-type="string" calcext:value-type="string">
            <text:p>116.58898873897334-81.0021046273684i</text:p>
          </table:table-cell>
          <table:table-cell office:value-type="string" calcext:value-type="string">
            <text:p>211.94112549695427-63.96342007354062i</text:p>
          </table:table-cell>
          <table:table-cell office:value-type="string" calcext:value-type="string">
            <text:p>0.3367158561073609+192.46453380283535i</text:p>
          </table:table-cell>
          <table:table-cell office:value-type="string" calcext:value-type="string">
            <text:p>106.99999999999974+33.99999999999998i</text:p>
          </table:table-cell>
          <table:table-cell office:value-type="string" calcext:value-type="string">
            <text:p>-123.71644153307406-277.66035787819254i</text:p>
          </table:table-cell>
          <table:table-cell office:value-type="string" calcext:value-type="string">
            <text:p>144.0588745030454+310.03657992645947i</text:p>
          </table:table-cell>
          <table:table-cell office:value-type="string" calcext:value-type="string">
            <text:p>-5.209263062006372+244.87300369160369i</text:p>
          </table:table-cell>
          <table:table-cell office:value-type="string" calcext:value-type="string">
            <text:p>157.0-2.9041698841258405e-13i</text:p>
          </table:table-cell>
          <table:table-cell office:value-type="string" calcext:value-type="string">
            <text:p>-5.209263062006002-244.87300369160414i</text:p>
          </table:table-cell>
          <table:table-cell office:value-type="string" calcext:value-type="string">
            <text:p>144.05887450304624-310.0365799264587i</text:p>
          </table:table-cell>
          <table:table-cell office:value-type="string" calcext:value-type="string">
            <text:p>-123.716441533074+277.66035787819175i</text:p>
          </table:table-cell>
          <table:table-cell office:value-type="string" calcext:value-type="string">
            <text:p>106.99999999999994-34.00000000000027i</text:p>
          </table:table-cell>
          <table:table-cell office:value-type="string" calcext:value-type="string">
            <text:p>0.3367158561084125-192.46453380283486i</text:p>
          </table:table-cell>
          <table:table-cell office:value-type="string" calcext:value-type="string">
            <text:p>211.94112549695416+63.963420073540604i</text:p>
          </table:table-cell>
          <table:table-cell office:value-type="string" calcext:value-type="string">
            <text:p>116.58898873897351+81.00210462736833i</text:p>
          </table:table-cell>
        </table:table-row>
        <table:table-row table:style-name="ro1">
          <table:table-cell office:value-type="string" calcext:value-type="string">
            <text:p>Python FFT Result:</text:p>
          </table:table-cell>
          <table:table-cell office:value-type="string" calcext:value-type="string">
            <text:p>333+0j</text:p>
          </table:table-cell>
          <table:table-cell office:value-type="string" calcext:value-type="string">
            <text:p>116.58898873897333-81.00210462736841j</text:p>
          </table:table-cell>
          <table:table-cell office:value-type="string" calcext:value-type="string">
            <text:p>211.94112549695427-63.96342007354072j</text:p>
          </table:table-cell>
          <table:table-cell office:value-type="string" calcext:value-type="string">
            <text:p>0.3367158561074888+192.46453380283538j</text:p>
          </table:table-cell>
          <table:table-cell office:value-type="string" calcext:value-type="string">
            <text:p>107+34j</text:p>
          </table:table-cell>
          <table:table-cell office:value-type="string" calcext:value-type="string">
            <text:p>-123.71644153307437-277.6603578781925j</text:p>
          </table:table-cell>
          <table:table-cell office:value-type="string" calcext:value-type="string">
            <text:p>144.05887450304573+310.0365799264593j</text:p>
          </table:table-cell>
          <table:table-cell office:value-type="string" calcext:value-type="string">
            <text:p>-5.20926306200645+244.87300369160374j</text:p>
          </table:table-cell>
          <table:table-cell office:value-type="string" calcext:value-type="string">
            <text:p>157+0j</text:p>
          </table:table-cell>
          <table:table-cell office:value-type="string" calcext:value-type="string">
            <text:p>-5.209263062006428-244.87300369160374j</text:p>
          </table:table-cell>
          <table:table-cell office:value-type="string" calcext:value-type="string">
            <text:p>144.05887450304573-310.0365799264593j</text:p>
          </table:table-cell>
          <table:table-cell office:value-type="string" calcext:value-type="string">
            <text:p>-123.71644153307437+277.6603578781925j</text:p>
          </table:table-cell>
          <table:table-cell office:value-type="string" calcext:value-type="string">
            <text:p>107-34j</text:p>
          </table:table-cell>
          <table:table-cell office:value-type="string" calcext:value-type="string">
            <text:p>0.33671585610747456-192.46453380283538j</text:p>
          </table:table-cell>
          <table:table-cell office:value-type="string" calcext:value-type="string">
            <text:p>211.94112549695427+63.96342007354072j</text:p>
          </table:table-cell>
          <table:table-cell office:value-type="string" calcext:value-type="string">
            <text:p>116.58898873897334+81.0021046273684j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FFT Error</text:p>
          </table:table-cell>
          <table:table-cell table:formula="of:=IMSUB([.B3];[.B5])" office:value-type="string" office:string-value="0" calcext:value-type="string">
            <text:p>0</text:p>
          </table:table-cell>
          <table:table-cell table:formula="of:=IMSUB([.C3];[.C5])" office:value-type="string" office:string-value="4.2632564145606e-14i" calcext:value-type="string">
            <text:p>4.2632564145606e-14i</text:p>
          </table:table-cell>
          <table:table-cell table:formula="of:=IMSUB([.D3];[.D5])" office:value-type="string" office:string-value="4.2632564145606e-14i" calcext:value-type="string">
            <text:p>4.2632564145606e-14i</text:p>
          </table:table-cell>
          <table:table-cell table:formula="of:=IMSUB([.E3];[.E5])" office:value-type="string" office:string-value="-8.88733531212438e-14-2.8421709430404e-14i" calcext:value-type="string">
            <text:p>-8.88733531212438e-14-2.8421709430404e-14i</text:p>
          </table:table-cell>
          <table:table-cell table:formula="of:=IMSUB([.F3];[.F5])" office:value-type="string" office:string-value="-1.4210854715202e-14-7.105427357601e-15i" calcext:value-type="string">
            <text:p>-1.4210854715202e-14-7.105427357601e-15i</text:p>
          </table:table-cell>
          <table:table-cell table:formula="of:=IMSUB([.G3];[.G5])" office:value-type="string" office:string-value="1.4210854715202e-14" calcext:value-type="string">
            <text:p>1.4210854715202e-14</text:p>
          </table:table-cell>
          <table:table-cell table:formula="of:=IMSUB([.H3];[.H5])" office:value-type="string" office:string-value="-1.13686837721616e-13" calcext:value-type="string">
            <text:p>-1.13686837721616e-13</text:p>
          </table:table-cell>
          <table:table-cell table:formula="of:=IMSUB([.I3];[.I5])" office:value-type="string" office:string-value="-9.9475983006414e-14-5.6843418860808e-14i" calcext:value-type="string">
            <text:p>-9.9475983006414e-14-5.6843418860808e-14i</text:p>
          </table:table-cell>
          <table:table-cell table:formula="of:=IMSUB([.J3];[.J5])" office:value-type="string" office:string-value="-8.81745695386094e-15i" calcext:value-type="string">
            <text:p>-8.81745695386094e-15i</text:p>
          </table:table-cell>
          <table:table-cell table:formula="of:=IMSUB([.K3];[.K5])" office:value-type="string" office:string-value="2.8421709430404e-14" calcext:value-type="string">
            <text:p>2.8421709430404e-14</text:p>
          </table:table-cell>
          <table:table-cell table:formula="of:=IMSUB([.L3];[.L5])" office:value-type="string" office:string-value="1.4210854715202e-13+5.6843418860808e-14i" calcext:value-type="string">
            <text:p>1.4210854715202e-13+5.6843418860808e-14i</text:p>
          </table:table-cell>
          <table:table-cell table:formula="of:=IMSUB([.M3];[.M5])" office:value-type="string" office:string-value="-1.13686837721616e-13-1.13686837721616e-13i" calcext:value-type="string">
            <text:p>-1.13686837721616e-13-1.13686837721616e-13i</text:p>
          </table:table-cell>
          <table:table-cell table:formula="of:=IMSUB([.N3];[.N5])" office:value-type="string" office:string-value="2.8421709430404e-14-2.8421709430404e-14i" calcext:value-type="string">
            <text:p>2.8421709430404e-14-2.8421709430404e-14i</text:p>
          </table:table-cell>
          <table:table-cell table:formula="of:=IMSUB([.O3];[.O5])" office:value-type="string" office:string-value="5.50670620214078e-14" calcext:value-type="string">
            <text:p>5.50670620214078e-14</text:p>
          </table:table-cell>
          <table:table-cell table:formula="of:=IMSUB([.P3];[.P5])" office:value-type="string" office:string-value="9.9475983006414e-14i" calcext:value-type="string">
            <text:p>9.9475983006414e-14i</text:p>
          </table:table-cell>
          <table:table-cell table:formula="of:=IMSUB([.Q3];[.Q5])" office:value-type="string" office:string-value="4.2632564145606e-14+7.105427357601e-14i" calcext:value-type="string">
            <text:p>4.2632564145606e-14+7.105427357601e-14i</text:p>
          </table:table-cell>
        </table:table-row>
        <table:table-row table:style-name="ro1">
          <table:table-cell office:value-type="string" calcext:value-type="string">
            <text:p>DFT Error</text:p>
          </table:table-cell>
          <table:table-cell table:formula="of:=IMSUB([.B4];[.B5])" office:value-type="string" office:string-value="0" calcext:value-type="string">
            <text:p>0</text:p>
          </table:table-cell>
          <table:table-cell table:formula="of:=IMSUB([.C4];[.C5])" office:value-type="string" office:string-value="1.4210854715202e-14+1.4210854715202e-14i" calcext:value-type="string">
            <text:p>1.4210854715202e-14+1.4210854715202e-14i</text:p>
          </table:table-cell>
          <table:table-cell table:formula="of:=IMSUB([.D4];[.D5])" office:value-type="string" office:string-value="9.9475983006414e-14i" calcext:value-type="string">
            <text:p>9.9475983006414e-14i</text:p>
          </table:table-cell>
          <table:table-cell table:formula="of:=IMSUB([.E4];[.E5])" office:value-type="string" office:string-value="-1.27897692436818e-13-2.8421709430404e-14i" calcext:value-type="string">
            <text:p>-1.27897692436818e-13-2.8421709430404e-14i</text:p>
          </table:table-cell>
          <table:table-cell table:formula="of:=IMSUB([.F4];[.F5])" office:value-type="string" office:string-value="-2.55795384873636e-13-2.1316282072803e-14i" calcext:value-type="string">
            <text:p>-2.55795384873636e-13-2.1316282072803e-14i</text:p>
          </table:table-cell>
          <table:table-cell table:formula="of:=IMSUB([.G4];[.G5])" office:value-type="string" office:string-value="3.12638803734444e-13-5.6843418860808e-14i" calcext:value-type="string">
            <text:p>3.12638803734444e-13-5.6843418860808e-14i</text:p>
          </table:table-cell>
          <table:table-cell table:formula="of:=IMSUB([.H4];[.H5])" office:value-type="string" office:string-value="-3.41060513164848e-13+1.70530256582424e-13i" calcext:value-type="string">
            <text:p>-3.41060513164848e-13+1.70530256582424e-13i</text:p>
          </table:table-cell>
          <table:table-cell table:formula="of:=IMSUB([.I4];[.I5])" office:value-type="string" office:string-value="7.72715225139109e-14-5.6843418860808e-14i" calcext:value-type="string">
            <text:p>7.72715225139109e-14-5.6843418860808e-14i</text:p>
          </table:table-cell>
          <table:table-cell table:formula="of:=IMSUB([.J4];[.J5])" office:value-type="string" office:string-value="-2.90416988412584e-13i" calcext:value-type="string">
            <text:p>-2.90416988412584e-13i</text:p>
          </table:table-cell>
          <table:table-cell table:formula="of:=IMSUB([.K4];[.K5])" office:value-type="string" office:string-value="4.2632564145606e-13-3.97903932025656e-13i" calcext:value-type="string">
            <text:p>4.2632564145606e-13-3.97903932025656e-13i</text:p>
          </table:table-cell>
          <table:table-cell table:formula="of:=IMSUB([.L4];[.L5])" office:value-type="string" office:string-value="5.11590769747272e-13+5.6843418860808e-13i" calcext:value-type="string">
            <text:p>5.11590769747272e-13+5.6843418860808e-13i</text:p>
          </table:table-cell>
          <table:table-cell table:formula="of:=IMSUB([.M4];[.M5])" office:value-type="string" office:string-value="3.69482222595252e-13-7.38964445190504e-13i" calcext:value-type="string">
            <text:p>3.69482222595252e-13-7.38964445190504e-13i</text:p>
          </table:table-cell>
          <table:table-cell table:formula="of:=IMSUB([.N4];[.N5])" office:value-type="string" office:string-value="-5.6843418860808e-14-2.70006239588838e-13i" calcext:value-type="string">
            <text:p>-5.6843418860808e-14-2.70006239588838e-13i</text:p>
          </table:table-cell>
          <table:table-cell table:formula="of:=IMSUB([.O4];[.O5])" office:value-type="string" office:string-value="9.37916411203332e-13+5.11590769747272e-13i" calcext:value-type="string">
            <text:p>9.37916411203332e-13+5.11590769747272e-13i</text:p>
          </table:table-cell>
          <table:table-cell table:formula="of:=IMSUB([.P4];[.P5])" office:value-type="string" office:string-value="-1.13686837721616e-13-1.13686837721616e-13i" calcext:value-type="string">
            <text:p>-1.13686837721616e-13-1.13686837721616e-13i</text:p>
          </table:table-cell>
          <table:table-cell table:formula="of:=IMSUB([.Q4];[.Q5])" office:value-type="string" office:string-value="1.70530256582424e-13-7.105427357601e-14i" calcext:value-type="string">
            <text:p>1.70530256582424e-13-7.105427357601e-14i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FFT Real Error</text:p>
          </table:table-cell>
          <table:table-cell table:formula="of:=IMREAL([.B7])" office:value-type="float" office:value="0" calcext:value-type="float">
            <text:p>0</text:p>
          </table:table-cell>
          <table:table-cell table:formula="of:=IMREAL([.C7])" office:value-type="float" office:value="0" calcext:value-type="float">
            <text:p>0</text:p>
          </table:table-cell>
          <table:table-cell table:formula="of:=IMREAL([.D7])" office:value-type="float" office:value="0" calcext:value-type="float">
            <text:p>0</text:p>
          </table:table-cell>
          <table:table-cell table:formula="of:=IMREAL([.E7])" office:value-type="float" office:value="-0.0000000000000888733531212438" calcext:value-type="float">
            <text:p>-8.88733531212438E-14</text:p>
          </table:table-cell>
          <table:table-cell table:formula="of:=IMREAL([.F7])" office:value-type="float" office:value="-0.000000000000014210854715202" calcext:value-type="float">
            <text:p>-1.4210854715202E-14</text:p>
          </table:table-cell>
          <table:table-cell table:formula="of:=IMREAL([.G7])" office:value-type="float" office:value="0.000000000000014210854715202" calcext:value-type="float">
            <text:p>1.4210854715202E-14</text:p>
          </table:table-cell>
          <table:table-cell table:formula="of:=IMREAL([.H7])" office:value-type="float" office:value="-0.000000000000113686837721616" calcext:value-type="float">
            <text:p>-1.13686837721616E-13</text:p>
          </table:table-cell>
          <table:table-cell table:formula="of:=IMREAL([.I7])" office:value-type="float" office:value="-0.000000000000099475983006414" calcext:value-type="float">
            <text:p>-9.9475983006414E-14</text:p>
          </table:table-cell>
          <table:table-cell table:formula="of:=IMREAL([.J7])" office:value-type="float" office:value="0" calcext:value-type="float">
            <text:p>0</text:p>
          </table:table-cell>
          <table:table-cell table:formula="of:=IMREAL([.K7])" office:value-type="float" office:value="0.000000000000028421709430404" calcext:value-type="float">
            <text:p>2.8421709430404E-14</text:p>
          </table:table-cell>
          <table:table-cell table:formula="of:=IMREAL([.L7])" office:value-type="float" office:value="0.00000000000014210854715202" calcext:value-type="float">
            <text:p>1.4210854715202E-13</text:p>
          </table:table-cell>
          <table:table-cell table:formula="of:=IMREAL([.M7])" office:value-type="float" office:value="-0.000000000000113686837721616" calcext:value-type="float">
            <text:p>-1.13686837721616E-13</text:p>
          </table:table-cell>
          <table:table-cell table:formula="of:=IMREAL([.N7])" office:value-type="float" office:value="0.000000000000028421709430404" calcext:value-type="float">
            <text:p>2.8421709430404E-14</text:p>
          </table:table-cell>
          <table:table-cell table:formula="of:=IMREAL([.O7])" office:value-type="float" office:value="0.0000000000000550670620214078" calcext:value-type="float">
            <text:p>5.50670620214078E-14</text:p>
          </table:table-cell>
          <table:table-cell table:formula="of:=IMREAL([.P7])" office:value-type="float" office:value="0" calcext:value-type="float">
            <text:p>0</text:p>
          </table:table-cell>
          <table:table-cell table:formula="of:=IMREAL([.Q7])" office:value-type="float" office:value="0.000000000000042632564145606" calcext:value-type="float">
            <text:p>4.2632564145606E-14</text:p>
          </table:table-cell>
        </table:table-row>
        <table:table-row table:style-name="ro1">
          <table:table-cell office:value-type="string" calcext:value-type="string">
            <text:p>DFT Real Error</text:p>
          </table:table-cell>
          <table:table-cell table:formula="of:=IMREAL([.B8])" office:value-type="float" office:value="0" calcext:value-type="float">
            <text:p>0</text:p>
          </table:table-cell>
          <table:table-cell table:formula="of:=IMREAL([.C8])" office:value-type="float" office:value="0.000000000000014210854715202" calcext:value-type="float">
            <text:p>1.4210854715202E-14</text:p>
          </table:table-cell>
          <table:table-cell table:formula="of:=IMREAL([.D8])" office:value-type="float" office:value="0" calcext:value-type="float">
            <text:p>0</text:p>
          </table:table-cell>
          <table:table-cell table:formula="of:=IMREAL([.E8])" office:value-type="float" office:value="-0.000000000000127897692436818" calcext:value-type="float">
            <text:p>-1.27897692436818E-13</text:p>
          </table:table-cell>
          <table:table-cell table:formula="of:=IMREAL([.F8])" office:value-type="float" office:value="-0.000000000000255795384873636" calcext:value-type="float">
            <text:p>-2.55795384873636E-13</text:p>
          </table:table-cell>
          <table:table-cell table:formula="of:=IMREAL([.G8])" office:value-type="float" office:value="0.000000000000312638803734444" calcext:value-type="float">
            <text:p>3.12638803734444E-13</text:p>
          </table:table-cell>
          <table:table-cell table:formula="of:=IMREAL([.H8])" office:value-type="float" office:value="-0.000000000000341060513164848" calcext:value-type="float">
            <text:p>-3.41060513164848E-13</text:p>
          </table:table-cell>
          <table:table-cell table:formula="of:=IMREAL([.I8])" office:value-type="float" office:value="0.0000000000000772715225139109" calcext:value-type="float">
            <text:p>7.72715225139109E-14</text:p>
          </table:table-cell>
          <table:table-cell table:formula="of:=IMREAL([.J8])" office:value-type="float" office:value="0" calcext:value-type="float">
            <text:p>0</text:p>
          </table:table-cell>
          <table:table-cell table:formula="of:=IMREAL([.K8])" office:value-type="float" office:value="0.00000000000042632564145606" calcext:value-type="float">
            <text:p>4.2632564145606E-13</text:p>
          </table:table-cell>
          <table:table-cell table:formula="of:=IMREAL([.L8])" office:value-type="float" office:value="0.000000000000511590769747272" calcext:value-type="float">
            <text:p>5.11590769747272E-13</text:p>
          </table:table-cell>
          <table:table-cell table:formula="of:=IMREAL([.M8])" office:value-type="float" office:value="0.000000000000369482222595252" calcext:value-type="float">
            <text:p>3.69482222595252E-13</text:p>
          </table:table-cell>
          <table:table-cell table:formula="of:=IMREAL([.N8])" office:value-type="float" office:value="-0.000000000000056843418860808" calcext:value-type="float">
            <text:p>-5.6843418860808E-14</text:p>
          </table:table-cell>
          <table:table-cell table:formula="of:=IMREAL([.O8])" office:value-type="float" office:value="0.000000000000937916411203332" calcext:value-type="float">
            <text:p>9.37916411203332E-13</text:p>
          </table:table-cell>
          <table:table-cell table:formula="of:=IMREAL([.P8])" office:value-type="float" office:value="-0.000000000000113686837721616" calcext:value-type="float">
            <text:p>-1.13686837721616E-13</text:p>
          </table:table-cell>
          <table:table-cell table:formula="of:=IMREAL([.Q8])" office:value-type="float" office:value="0.000000000000170530256582424" calcext:value-type="float">
            <text:p>1.70530256582424E-13</text:p>
          </table:table-cell>
        </table:table-row>
        <table:table-row table:style-name="ro1">
          <table:table-cell office:value-type="string" calcext:value-type="string">
            <text:p>FFT Imaginary Error</text:p>
          </table:table-cell>
          <table:table-cell table:formula="of:=IMAGINARY([.B7])" office:value-type="float" office:value="0" calcext:value-type="float">
            <text:p>0</text:p>
          </table:table-cell>
          <table:table-cell table:formula="of:=IMAGINARY([.C7])" office:value-type="float" office:value="0.000000000000042632564145606" calcext:value-type="float">
            <text:p>4.2632564145606E-14</text:p>
          </table:table-cell>
          <table:table-cell table:formula="of:=IMAGINARY([.D7])" office:value-type="float" office:value="0.000000000000042632564145606" calcext:value-type="float">
            <text:p>4.2632564145606E-14</text:p>
          </table:table-cell>
          <table:table-cell table:formula="of:=IMAGINARY([.E7])" office:value-type="float" office:value="-0.000000000000028421709430404" calcext:value-type="float">
            <text:p>-2.8421709430404E-14</text:p>
          </table:table-cell>
          <table:table-cell table:formula="of:=IMAGINARY([.F7])" office:value-type="float" office:value="-7.105427357601E-015" calcext:value-type="float">
            <text:p>-7.105427357601E-15</text:p>
          </table:table-cell>
          <table:table-cell table:formula="of:=IMAGINARY([.G7])" office:value-type="float" office:value="0" calcext:value-type="float">
            <text:p>0</text:p>
          </table:table-cell>
          <table:table-cell table:formula="of:=IMAGINARY([.H7])" office:value-type="float" office:value="0" calcext:value-type="float">
            <text:p>0</text:p>
          </table:table-cell>
          <table:table-cell table:formula="of:=IMAGINARY([.I7])" office:value-type="float" office:value="-0.000000000000056843418860808" calcext:value-type="float">
            <text:p>-5.6843418860808E-14</text:p>
          </table:table-cell>
          <table:table-cell table:formula="of:=IMAGINARY([.J7])" office:value-type="float" office:value="-8.81745695386094E-015" calcext:value-type="float">
            <text:p>-8.81745695386094E-15</text:p>
          </table:table-cell>
          <table:table-cell table:formula="of:=IMAGINARY([.K7])" office:value-type="float" office:value="0" calcext:value-type="float">
            <text:p>0</text:p>
          </table:table-cell>
          <table:table-cell table:formula="of:=IMAGINARY([.L7])" office:value-type="float" office:value="0.000000000000056843418860808" calcext:value-type="float">
            <text:p>5.6843418860808E-14</text:p>
          </table:table-cell>
          <table:table-cell table:formula="of:=IMAGINARY([.M7])" office:value-type="float" office:value="-0.000000000000113686837721616" calcext:value-type="float">
            <text:p>-1.13686837721616E-13</text:p>
          </table:table-cell>
          <table:table-cell table:formula="of:=IMAGINARY([.N7])" office:value-type="float" office:value="-0.000000000000028421709430404" calcext:value-type="float">
            <text:p>-2.8421709430404E-14</text:p>
          </table:table-cell>
          <table:table-cell table:formula="of:=IMAGINARY([.O7])" office:value-type="float" office:value="0" calcext:value-type="float">
            <text:p>0</text:p>
          </table:table-cell>
          <table:table-cell table:formula="of:=IMAGINARY([.P7])" office:value-type="float" office:value="0.000000000000099475983006414" calcext:value-type="float">
            <text:p>9.9475983006414E-14</text:p>
          </table:table-cell>
          <table:table-cell table:formula="of:=IMAGINARY([.Q7])" office:value-type="float" office:value="0.00000000000007105427357601" calcext:value-type="float">
            <text:p>7.105427357601E-14</text:p>
          </table:table-cell>
        </table:table-row>
        <table:table-row table:style-name="ro1">
          <table:table-cell office:value-type="string" calcext:value-type="string">
            <text:p>DFT Imaginary Error</text:p>
          </table:table-cell>
          <table:table-cell table:formula="of:=IMAGINARY([.B8])" office:value-type="float" office:value="0" calcext:value-type="float">
            <text:p>0</text:p>
          </table:table-cell>
          <table:table-cell table:formula="of:=IMAGINARY([.C8])" office:value-type="float" office:value="0.000000000000014210854715202" calcext:value-type="float">
            <text:p>1.4210854715202E-14</text:p>
          </table:table-cell>
          <table:table-cell table:formula="of:=IMAGINARY([.D8])" office:value-type="float" office:value="0.000000000000099475983006414" calcext:value-type="float">
            <text:p>9.9475983006414E-14</text:p>
          </table:table-cell>
          <table:table-cell table:formula="of:=IMAGINARY([.E8])" office:value-type="float" office:value="-0.000000000000028421709430404" calcext:value-type="float">
            <text:p>-2.8421709430404E-14</text:p>
          </table:table-cell>
          <table:table-cell table:formula="of:=IMAGINARY([.F8])" office:value-type="float" office:value="-0.000000000000021316282072803" calcext:value-type="float">
            <text:p>-2.1316282072803E-14</text:p>
          </table:table-cell>
          <table:table-cell table:formula="of:=IMAGINARY([.G8])" office:value-type="float" office:value="-0.000000000000056843418860808" calcext:value-type="float">
            <text:p>-5.6843418860808E-14</text:p>
          </table:table-cell>
          <table:table-cell table:formula="of:=IMAGINARY([.H8])" office:value-type="float" office:value="0.000000000000170530256582424" calcext:value-type="float">
            <text:p>1.70530256582424E-13</text:p>
          </table:table-cell>
          <table:table-cell table:formula="of:=IMAGINARY([.I8])" office:value-type="float" office:value="-0.000000000000056843418860808" calcext:value-type="float">
            <text:p>-5.6843418860808E-14</text:p>
          </table:table-cell>
          <table:table-cell table:formula="of:=IMAGINARY([.J8])" office:value-type="float" office:value="-0.000000000000290416988412584" calcext:value-type="float">
            <text:p>-2.90416988412584E-13</text:p>
          </table:table-cell>
          <table:table-cell table:formula="of:=IMAGINARY([.K8])" office:value-type="float" office:value="-0.000000000000397903932025656" calcext:value-type="float">
            <text:p>-3.97903932025656E-13</text:p>
          </table:table-cell>
          <table:table-cell table:formula="of:=IMAGINARY([.L8])" office:value-type="float" office:value="0.00000000000056843418860808" calcext:value-type="float">
            <text:p>5.6843418860808E-13</text:p>
          </table:table-cell>
          <table:table-cell table:formula="of:=IMAGINARY([.M8])" office:value-type="float" office:value="-0.000000000000738964445190504" calcext:value-type="float">
            <text:p>-7.38964445190504E-13</text:p>
          </table:table-cell>
          <table:table-cell table:formula="of:=IMAGINARY([.N8])" office:value-type="float" office:value="-0.000000000000270006239588838" calcext:value-type="float">
            <text:p>-2.70006239588838E-13</text:p>
          </table:table-cell>
          <table:table-cell table:formula="of:=IMAGINARY([.O8])" office:value-type="float" office:value="0.000000000000511590769747272" calcext:value-type="float">
            <text:p>5.11590769747272E-13</text:p>
          </table:table-cell>
          <table:table-cell table:formula="of:=IMAGINARY([.P8])" office:value-type="float" office:value="-0.000000000000113686837721616" calcext:value-type="float">
            <text:p>-1.13686837721616E-13</text:p>
          </table:table-cell>
          <table:table-cell table:formula="of:=IMAGINARY([.Q8])" office:value-type="float" office:value="-0.00000000000007105427357601" calcext:value-type="float">
            <text:p>-7.105427357601E-14</text:p>
          </table:table-cell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Absolute FFT Real Error</text:p>
          </table:table-cell>
          <table:table-cell table:formula="of:=ABS([.B10])" office:value-type="float" office:value="0" calcext:value-type="float">
            <text:p>0</text:p>
          </table:table-cell>
          <table:table-cell table:formula="of:=ABS([.C10])" office:value-type="float" office:value="0" calcext:value-type="float">
            <text:p>0</text:p>
          </table:table-cell>
          <table:table-cell table:formula="of:=ABS([.D10])" office:value-type="float" office:value="0" calcext:value-type="float">
            <text:p>0</text:p>
          </table:table-cell>
          <table:table-cell table:formula="of:=ABS([.E10])" office:value-type="float" office:value="0.0000000000000888733531212438" calcext:value-type="float">
            <text:p>8.88733531212438E-14</text:p>
          </table:table-cell>
          <table:table-cell table:formula="of:=ABS([.F10])" office:value-type="float" office:value="0.000000000000014210854715202" calcext:value-type="float">
            <text:p>1.4210854715202E-14</text:p>
          </table:table-cell>
          <table:table-cell table:formula="of:=ABS([.G10])" office:value-type="float" office:value="0.000000000000014210854715202" calcext:value-type="float">
            <text:p>1.4210854715202E-14</text:p>
          </table:table-cell>
          <table:table-cell table:formula="of:=ABS([.H10])" office:value-type="float" office:value="0.000000000000113686837721616" calcext:value-type="float">
            <text:p>1.13686837721616E-13</text:p>
          </table:table-cell>
          <table:table-cell table:formula="of:=ABS([.I10])" office:value-type="float" office:value="0.000000000000099475983006414" calcext:value-type="float">
            <text:p>9.9475983006414E-14</text:p>
          </table:table-cell>
          <table:table-cell table:formula="of:=ABS([.J10])" office:value-type="float" office:value="0" calcext:value-type="float">
            <text:p>0</text:p>
          </table:table-cell>
          <table:table-cell table:formula="of:=ABS([.K10])" office:value-type="float" office:value="0.000000000000028421709430404" calcext:value-type="float">
            <text:p>2.8421709430404E-14</text:p>
          </table:table-cell>
          <table:table-cell table:formula="of:=ABS([.L10])" office:value-type="float" office:value="0.00000000000014210854715202" calcext:value-type="float">
            <text:p>1.4210854715202E-13</text:p>
          </table:table-cell>
          <table:table-cell table:formula="of:=ABS([.M10])" office:value-type="float" office:value="0.000000000000113686837721616" calcext:value-type="float">
            <text:p>1.13686837721616E-13</text:p>
          </table:table-cell>
          <table:table-cell table:formula="of:=ABS([.N10])" office:value-type="float" office:value="0.000000000000028421709430404" calcext:value-type="float">
            <text:p>2.8421709430404E-14</text:p>
          </table:table-cell>
          <table:table-cell table:formula="of:=ABS([.O10])" office:value-type="float" office:value="0.0000000000000550670620214078" calcext:value-type="float">
            <text:p>5.50670620214078E-14</text:p>
          </table:table-cell>
          <table:table-cell table:formula="of:=ABS([.P10])" office:value-type="float" office:value="0" calcext:value-type="float">
            <text:p>0</text:p>
          </table:table-cell>
          <table:table-cell table:formula="of:=ABS([.Q10])" office:value-type="float" office:value="0.000000000000042632564145606" calcext:value-type="float">
            <text:p>4.2632564145606E-14</text:p>
          </table:table-cell>
        </table:table-row>
        <table:table-row table:style-name="ro1">
          <table:table-cell office:value-type="string" calcext:value-type="string">
            <text:p>Absolute DFT Real Error</text:p>
          </table:table-cell>
          <table:table-cell table:formula="of:=ABS([.B11])" office:value-type="float" office:value="0" calcext:value-type="float">
            <text:p>0</text:p>
          </table:table-cell>
          <table:table-cell table:formula="of:=ABS([.C11])" office:value-type="float" office:value="0.000000000000014210854715202" calcext:value-type="float">
            <text:p>1.4210854715202E-14</text:p>
          </table:table-cell>
          <table:table-cell table:formula="of:=ABS([.D11])" office:value-type="float" office:value="0" calcext:value-type="float">
            <text:p>0</text:p>
          </table:table-cell>
          <table:table-cell table:formula="of:=ABS([.E11])" office:value-type="float" office:value="0.000000000000127897692436818" calcext:value-type="float">
            <text:p>1.27897692436818E-13</text:p>
          </table:table-cell>
          <table:table-cell table:formula="of:=ABS([.F11])" office:value-type="float" office:value="0.000000000000255795384873636" calcext:value-type="float">
            <text:p>2.55795384873636E-13</text:p>
          </table:table-cell>
          <table:table-cell table:formula="of:=ABS([.G11])" office:value-type="float" office:value="0.000000000000312638803734444" calcext:value-type="float">
            <text:p>3.12638803734444E-13</text:p>
          </table:table-cell>
          <table:table-cell table:formula="of:=ABS([.H11])" office:value-type="float" office:value="0.000000000000341060513164848" calcext:value-type="float">
            <text:p>3.41060513164848E-13</text:p>
          </table:table-cell>
          <table:table-cell table:formula="of:=ABS([.I11])" office:value-type="float" office:value="0.0000000000000772715225139109" calcext:value-type="float">
            <text:p>7.72715225139109E-14</text:p>
          </table:table-cell>
          <table:table-cell table:formula="of:=ABS([.J11])" office:value-type="float" office:value="0" calcext:value-type="float">
            <text:p>0</text:p>
          </table:table-cell>
          <table:table-cell table:formula="of:=ABS([.K11])" office:value-type="float" office:value="0.00000000000042632564145606" calcext:value-type="float">
            <text:p>4.2632564145606E-13</text:p>
          </table:table-cell>
          <table:table-cell table:formula="of:=ABS([.L11])" office:value-type="float" office:value="0.000000000000511590769747272" calcext:value-type="float">
            <text:p>5.11590769747272E-13</text:p>
          </table:table-cell>
          <table:table-cell table:formula="of:=ABS([.M11])" office:value-type="float" office:value="0.000000000000369482222595252" calcext:value-type="float">
            <text:p>3.69482222595252E-13</text:p>
          </table:table-cell>
          <table:table-cell table:formula="of:=ABS([.N11])" office:value-type="float" office:value="0.000000000000056843418860808" calcext:value-type="float">
            <text:p>5.6843418860808E-14</text:p>
          </table:table-cell>
          <table:table-cell table:formula="of:=ABS([.O11])" office:value-type="float" office:value="0.000000000000937916411203332" calcext:value-type="float">
            <text:p>9.37916411203332E-13</text:p>
          </table:table-cell>
          <table:table-cell table:formula="of:=ABS([.P11])" office:value-type="float" office:value="0.000000000000113686837721616" calcext:value-type="float">
            <text:p>1.13686837721616E-13</text:p>
          </table:table-cell>
          <table:table-cell table:formula="of:=ABS([.Q11])" office:value-type="float" office:value="0.000000000000170530256582424" calcext:value-type="float">
            <text:p>1.70530256582424E-13</text:p>
          </table:table-cell>
        </table:table-row>
        <table:table-row table:style-name="ro1">
          <table:table-cell office:value-type="string" calcext:value-type="string">
            <text:p>Absolute FFT Imaginary Error</text:p>
          </table:table-cell>
          <table:table-cell table:formula="of:=ABS([.B12])" office:value-type="float" office:value="0" calcext:value-type="float">
            <text:p>0</text:p>
          </table:table-cell>
          <table:table-cell table:formula="of:=ABS([.C12])" office:value-type="float" office:value="0.000000000000042632564145606" calcext:value-type="float">
            <text:p>4.2632564145606E-14</text:p>
          </table:table-cell>
          <table:table-cell table:formula="of:=ABS([.D12])" office:value-type="float" office:value="0.000000000000042632564145606" calcext:value-type="float">
            <text:p>4.2632564145606E-14</text:p>
          </table:table-cell>
          <table:table-cell table:formula="of:=ABS([.E12])" office:value-type="float" office:value="0.000000000000028421709430404" calcext:value-type="float">
            <text:p>2.8421709430404E-14</text:p>
          </table:table-cell>
          <table:table-cell table:formula="of:=ABS([.F12])" office:value-type="float" office:value="7.105427357601E-015" calcext:value-type="float">
            <text:p>7.105427357601E-15</text:p>
          </table:table-cell>
          <table:table-cell table:formula="of:=ABS([.G12])" office:value-type="float" office:value="0" calcext:value-type="float">
            <text:p>0</text:p>
          </table:table-cell>
          <table:table-cell table:formula="of:=ABS([.H12])" office:value-type="float" office:value="0" calcext:value-type="float">
            <text:p>0</text:p>
          </table:table-cell>
          <table:table-cell table:formula="of:=ABS([.I12])" office:value-type="float" office:value="0.000000000000056843418860808" calcext:value-type="float">
            <text:p>5.6843418860808E-14</text:p>
          </table:table-cell>
          <table:table-cell table:formula="of:=ABS([.J12])" office:value-type="float" office:value="8.81745695386094E-015" calcext:value-type="float">
            <text:p>8.81745695386094E-15</text:p>
          </table:table-cell>
          <table:table-cell table:formula="of:=ABS([.K12])" office:value-type="float" office:value="0" calcext:value-type="float">
            <text:p>0</text:p>
          </table:table-cell>
          <table:table-cell table:formula="of:=ABS([.L12])" office:value-type="float" office:value="0.000000000000056843418860808" calcext:value-type="float">
            <text:p>5.6843418860808E-14</text:p>
          </table:table-cell>
          <table:table-cell table:formula="of:=ABS([.M12])" office:value-type="float" office:value="0.000000000000113686837721616" calcext:value-type="float">
            <text:p>1.13686837721616E-13</text:p>
          </table:table-cell>
          <table:table-cell table:formula="of:=ABS([.N12])" office:value-type="float" office:value="0.000000000000028421709430404" calcext:value-type="float">
            <text:p>2.8421709430404E-14</text:p>
          </table:table-cell>
          <table:table-cell table:formula="of:=ABS([.O12])" office:value-type="float" office:value="0" calcext:value-type="float">
            <text:p>0</text:p>
          </table:table-cell>
          <table:table-cell table:formula="of:=ABS([.P12])" office:value-type="float" office:value="0.000000000000099475983006414" calcext:value-type="float">
            <text:p>9.9475983006414E-14</text:p>
          </table:table-cell>
          <table:table-cell table:formula="of:=ABS([.Q12])" office:value-type="float" office:value="0.00000000000007105427357601" calcext:value-type="float">
            <text:p>7.105427357601E-14</text:p>
          </table:table-cell>
        </table:table-row>
        <table:table-row table:style-name="ro1">
          <table:table-cell office:value-type="string" calcext:value-type="string">
            <text:p>Absolute DFT Imaginary Error</text:p>
          </table:table-cell>
          <table:table-cell table:formula="of:=ABS([.B13])" office:value-type="float" office:value="0" calcext:value-type="float">
            <text:p>0</text:p>
          </table:table-cell>
          <table:table-cell table:formula="of:=ABS([.C13])" office:value-type="float" office:value="0.000000000000014210854715202" calcext:value-type="float">
            <text:p>1.4210854715202E-14</text:p>
          </table:table-cell>
          <table:table-cell table:formula="of:=ABS([.D13])" office:value-type="float" office:value="0.000000000000099475983006414" calcext:value-type="float">
            <text:p>9.9475983006414E-14</text:p>
          </table:table-cell>
          <table:table-cell table:formula="of:=ABS([.E13])" office:value-type="float" office:value="0.000000000000028421709430404" calcext:value-type="float">
            <text:p>2.8421709430404E-14</text:p>
          </table:table-cell>
          <table:table-cell table:formula="of:=ABS([.F13])" office:value-type="float" office:value="0.000000000000021316282072803" calcext:value-type="float">
            <text:p>2.1316282072803E-14</text:p>
          </table:table-cell>
          <table:table-cell table:formula="of:=ABS([.G13])" office:value-type="float" office:value="0.000000000000056843418860808" calcext:value-type="float">
            <text:p>5.6843418860808E-14</text:p>
          </table:table-cell>
          <table:table-cell table:formula="of:=ABS([.H13])" office:value-type="float" office:value="0.000000000000170530256582424" calcext:value-type="float">
            <text:p>1.70530256582424E-13</text:p>
          </table:table-cell>
          <table:table-cell table:formula="of:=ABS([.I13])" office:value-type="float" office:value="0.000000000000056843418860808" calcext:value-type="float">
            <text:p>5.6843418860808E-14</text:p>
          </table:table-cell>
          <table:table-cell table:formula="of:=ABS([.J13])" office:value-type="float" office:value="0.000000000000290416988412584" calcext:value-type="float">
            <text:p>2.90416988412584E-13</text:p>
          </table:table-cell>
          <table:table-cell table:formula="of:=ABS([.K13])" office:value-type="float" office:value="0.000000000000397903932025656" calcext:value-type="float">
            <text:p>3.97903932025656E-13</text:p>
          </table:table-cell>
          <table:table-cell table:formula="of:=ABS([.L13])" office:value-type="float" office:value="0.00000000000056843418860808" calcext:value-type="float">
            <text:p>5.6843418860808E-13</text:p>
          </table:table-cell>
          <table:table-cell table:formula="of:=ABS([.M13])" office:value-type="float" office:value="0.000000000000738964445190504" calcext:value-type="float">
            <text:p>7.38964445190504E-13</text:p>
          </table:table-cell>
          <table:table-cell table:formula="of:=ABS([.N13])" office:value-type="float" office:value="0.000000000000270006239588838" calcext:value-type="float">
            <text:p>2.70006239588838E-13</text:p>
          </table:table-cell>
          <table:table-cell table:formula="of:=ABS([.O13])" office:value-type="float" office:value="0.000000000000511590769747272" calcext:value-type="float">
            <text:p>5.11590769747272E-13</text:p>
          </table:table-cell>
          <table:table-cell table:formula="of:=ABS([.P13])" office:value-type="float" office:value="0.000000000000113686837721616" calcext:value-type="float">
            <text:p>1.13686837721616E-13</text:p>
          </table:table-cell>
          <table:table-cell table:formula="of:=ABS([.Q13])" office:value-type="float" office:value="0.00000000000007105427357601" calcext:value-type="float">
            <text:p>7.105427357601E-14</text:p>
          </table:table-cell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Total FFT Real Error</text:p>
          </table:table-cell>
          <table:table-cell table:style-name="ce2" table:formula="of:=SUM([.B16:.Q16])" office:value-type="float" office:value="0.000000000000740796313181136" calcext:value-type="float">
            <text:p>7.41E-13</text:p>
          </table:table-cell>
          <table:table-cell/>
          <table:table-cell office:value-type="string" calcext:value-type="string">
            <text:p>Max FFT Real Error</text:p>
          </table:table-cell>
          <table:table-cell table:formula="of:=MAX([.B10:.Q10])" office:value-type="float" office:value="0.00000000000014210854715202" calcext:value-type="float">
            <text:p>1.4210854715202E-1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otal DFT Real Error</text:p>
          </table:table-cell>
          <table:table-cell table:style-name="ce2" table:formula="of:=SUM([.B17:.Q17])" office:value-type="float" office:value="0.00000000000371525032960562" calcext:value-type="float">
            <text:p>3.72E-12</text:p>
          </table:table-cell>
          <table:table-cell/>
          <table:table-cell office:value-type="string" calcext:value-type="string">
            <text:p>Max DFT Real Error</text:p>
          </table:table-cell>
          <table:table-cell table:formula="of:=MAX([.B11:.Q11])" office:value-type="float" office:value="0.000000000000937916411203332" calcext:value-type="float">
            <text:p>9.37916411203332E-1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otal FFT Imaginary Error</text:p>
          </table:table-cell>
          <table:table-cell table:style-name="ce2" table:formula="of:=SUM([.B18:.Q18])" office:value-type="float" office:value="0.000000000000555935363489138" calcext:value-type="float">
            <text:p>5.56E-13</text:p>
          </table:table-cell>
          <table:table-cell/>
          <table:table-cell office:value-type="string" calcext:value-type="string">
            <text:p>Max FFT Imaginary Error</text:p>
          </table:table-cell>
          <table:table-cell table:formula="of:=MAX([.B12:.Q12])" office:value-type="float" office:value="0.000000000000099475983006414" calcext:value-type="float">
            <text:p>9.9475983006414E-1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otal DFT Imaginary Error</text:p>
          </table:table-cell>
          <table:table-cell table:style-name="ce2" table:formula="of:=SUM([.B19:.Q19])" office:value-type="float" office:value="0.00000000000340969959839942" calcext:value-type="float">
            <text:p>3.41E-12</text:p>
          </table:table-cell>
          <table:table-cell/>
          <table:table-cell office:value-type="string" calcext:value-type="string">
            <text:p>Max DFT Imaginary Error</text:p>
          </table:table-cell>
          <table:table-cell table:formula="of:=MAX([.B13:.Q13])" office:value-type="float" office:value="0.00000000000056843418860808" calcext:value-type="float">
            <text:p>5.6843418860808E-13</text:p>
          </table:table-cell>
          <table:table-cell table:number-columns-repeated="12"/>
        </table:table-row>
        <table:table-row table:style-name="ro1" table:number-rows-repeated="2">
          <table:table-cell/>
          <table:table-cell table:style-name="ce2"/>
          <table:table-cell table:number-columns-repeated="15"/>
        </table:table-row>
        <table:table-row table:style-name="ro1">
          <table:table-cell office:value-type="string" calcext:value-type="string">
            <text:p>Average FFT Real Error</text:p>
          </table:table-cell>
          <table:table-cell table:style-name="ce2" table:formula="of:=AVERAGE([.B16:.Q16])" office:value-type="float" office:value="0.000000000000046299769573821" calcext:value-type="float">
            <text:p>4.63E-1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<text:span text:style-name="T2">Average</text:span> DFT Real Error</text:p>
          </table:table-cell>
          <table:table-cell table:style-name="ce2" table:formula="of:=AVERAGE([.B17:.Q17])" office:value-type="float" office:value="0.000000000000232203145600351" calcext:value-type="float">
            <text:p>2.32E-1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<text:span text:style-name="T2">Average</text:span> FFT Imaginary Error</text:p>
          </table:table-cell>
          <table:table-cell table:style-name="ce2" table:formula="of:=AVERAGE([.B18:.Q18])" office:value-type="float" office:value="0.0000000000000347459602180711" calcext:value-type="float">
            <text:p>3.47E-1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<text:span text:style-name="T2">Average</text:span> DFT Imaginary Error</text:p>
          </table:table-cell>
          <table:table-cell table:style-name="ce2" table:formula="of:=AVERAGE([.B19:.Q19])" office:value-type="float" office:value="0.000000000000213106224899964" calcext:value-type="float">
            <text:p>2.13E-13</text:p>
          </table:table-cell>
          <table:table-cell table:number-columns-repeated="15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Average FFT Error</text:p>
          </table:table-cell>
          <table:table-cell table:style-name="ce2" table:formula="of:=AVERAGE([.B28];[.B30])" office:value-type="float" office:value="0.0000000000000405228648959461" calcext:value-type="float">
            <text:p>4.05E-14</text:p>
          </table:table-cell>
          <table:table-cell/>
          <table:table-cell office:value-type="string" calcext:value-type="string">
            <text:p>Max FFT Error</text:p>
          </table:table-cell>
          <table:table-cell table:formula="of:=MAX([.E22];[.E24])" office:value-type="float" office:value="0.00000000000014210854715202" calcext:value-type="float">
            <text:p>1.4210854715202E-1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verage DFT Error</text:p>
          </table:table-cell>
          <table:table-cell table:style-name="ce2" table:formula="of:=AVERAGE([.B29];[.B31])" office:value-type="float" office:value="0.000000000000222654685250158" calcext:value-type="float">
            <text:p>2.23E-13</text:p>
          </table:table-cell>
          <table:table-cell/>
          <table:table-cell office:value-type="string" calcext:value-type="string">
            <text:p>Max DFT Error</text:p>
          </table:table-cell>
          <table:table-cell table:formula="of:=MAX([.E23];[.E25])" office:value-type="float" office:value="0.000000000000937916411203332" calcext:value-type="float">
            <text:p>9.37916411203332E-13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Unifont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Unifont" style:font-family-asian="Unifont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">
      <number:number number:decimal-places="3" number:min-decimal-places="3" number:min-integer-digits="1" number:grouping="true"/>
    </number:number-style>
    <number:number-style style:name="N120">
      <number:number number:decimal-places="4" number:min-decimal-places="4" number:min-integer-digits="1" number:grouping="true"/>
    </number:number-style>
    <number:number-style style:name="N121">
      <number:number number:decimal-places="5" number:min-decimal-places="5" number:min-integer-digits="1" number:grouping="true"/>
    </number:number-style>
    <number:number-style style:name="N122">
      <number:number number:decimal-places="6" number:min-decimal-places="6" number:min-integer-digits="1" number:grouping="true"/>
    </number:number-style>
    <number:number-style style:name="N123">
      <number:number number:decimal-places="7" number:min-decimal-places="7" number:min-integer-digits="1" number:grouping="true"/>
    </number:number-style>
    <number:number-style style:name="N124">
      <number:number number:decimal-places="8" number:min-decimal-places="8" number:min-integer-digits="1" number:grouping="true"/>
    </number:number-style>
    <number:number-style style:name="N125">
      <number:number number:decimal-places="9" number:min-decimal-places="9" number:min-integer-digits="1" number:grouping="true"/>
    </number:number-style>
    <number:number-style style:name="N126">
      <number:number number:decimal-places="10" number:min-decimal-places="10" number:min-integer-digits="1" number:grouping="true"/>
    </number:number-style>
    <number:number-style style:name="N127">
      <number:number number:decimal-places="11" number:min-decimal-places="11" number:min-integer-digits="1" number:grouping="true"/>
    </number:number-style>
    <number:number-style style:name="N128">
      <number:number number:decimal-places="12" number:min-decimal-places="12" number:min-integer-digits="1" number:grouping="true"/>
    </number:number-style>
    <number:number-style style:name="N129">
      <number:number number:decimal-places="13" number:min-decimal-places="13" number:min-integer-digits="1" number:grouping="true"/>
    </number:number-style>
    <number:number-style style:name="N130">
      <number:number number:decimal-places="14" number:min-decimal-places="14" number:min-integer-digits="1" number:grouping="true"/>
    </number:number-style>
    <number:number-style style:name="N131">
      <number:number number:decimal-places="15" number:min-decimal-places="15" number:min-integer-digits="1" number:grouping="true"/>
    </number:number-style>
    <number:number-style style:name="N132">
      <number:number number:decimal-places="16" number:min-decimal-places="16" number:min-integer-digits="1" number:grouping="true"/>
    </number:number-style>
    <number:number-style style:name="N133">
      <number:number number:decimal-places="17" number:min-decimal-places="17" number:min-integer-digits="1" number:grouping="true"/>
    </number:number-style>
    <number:number-style style:name="N134">
      <number:number number:decimal-places="18" number:min-decimal-places="18" number:min-integer-digits="1" number:grouping="true"/>
    </number:number-style>
    <number:number-style style:name="N135">
      <number:number number:decimal-places="19" number:min-decimal-places="19" number:min-integer-digits="1" number:grouping="true"/>
    </number:number-style>
    <number:number-style style:name="N136">
      <number:number number:decimal-places="20" number:min-decimal-places="20" number:min-integer-digits="1" number:grouping="true"/>
    </number:number-style>
    <number:number-style style:name="N137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38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39">
      <number:scientific-number number:decimal-places="5" number:min-decimal-places="5" number:min-integer-digits="1" number:min-exponent-digits="2" number:exponent-interval="1" number:forced-exponent-sign="true"/>
    </number:number-style>
    <number:number-style style:name="N140">
      <number:scientific-number number:decimal-places="6" number:min-decimal-places="6" number:min-integer-digits="1" number:min-exponent-digits="2" number:exponent-interval="1" number:forced-exponent-sign="true"/>
    </number:number-style>
    <number:number-style style:name="N141">
      <number:scientific-number number:decimal-places="7" number:min-decimal-places="7" number:min-integer-digits="1" number:min-exponent-digits="2" number:exponent-interval="1" number:forced-exponent-sign="true"/>
    </number:number-style>
    <number:number-style style:name="N142">
      <number:scientific-number number:decimal-places="8" number:min-decimal-places="8" number:min-integer-digits="1" number:min-exponent-digits="2" number:exponent-interval="1" number:forced-exponent-sign="true"/>
    </number:number-style>
    <number:number-style style:name="N143">
      <number:scientific-number number:decimal-places="9" number:min-decimal-places="9" number:min-integer-digits="1" number:min-exponent-digits="2" number:exponent-interval="1" number:forced-exponent-sign="true"/>
    </number:number-style>
    <number:number-style style:name="N144">
      <number:scientific-number number:decimal-places="10" number:min-decimal-places="10" number:min-integer-digits="1" number:min-exponent-digits="2" number:exponent-interval="1" number:forced-exponent-sign="true"/>
    </number:number-style>
    <number:number-style style:name="N145">
      <number:scientific-number number:decimal-places="11" number:min-decimal-places="11" number:min-integer-digits="1" number:min-exponent-digits="2" number:exponent-interval="1" number:forced-exponent-sign="true"/>
    </number:number-style>
    <number:number-style style:name="N146">
      <number:scientific-number number:decimal-places="12" number:min-decimal-places="12" number:min-integer-digits="1" number:min-exponent-digits="2" number:exponent-interval="1" number:forced-exponent-sign="true"/>
    </number:number-style>
    <number:number-style style:name="N147">
      <number:scientific-number number:decimal-places="13" number:min-decimal-places="13" number:min-integer-digits="1" number:min-exponent-digits="2" number:exponent-interval="1" number:forced-exponent-sign="true"/>
    </number:number-style>
    <number:number-style style:name="N148">
      <number:scientific-number number:decimal-places="14" number:min-decimal-places="14" number:min-integer-digits="1" number:min-exponent-digits="2" number:exponent-interval="1" number:forced-exponent-sign="true"/>
    </number:number-style>
    <number:number-style style:name="N149">
      <number:scientific-number number:decimal-places="15" number:min-decimal-places="15" number:min-integer-digits="1" number:min-exponent-digits="2" number:exponent-interval="1" number:forced-exponent-sign="true"/>
    </number:number-style>
    <number:number-style style:name="N150">
      <number:scientific-number number:decimal-places="16" number:min-decimal-places="16" number:min-integer-digits="1" number:min-exponent-digits="2" number:exponent-interval="1" number:forced-exponent-sign="true"/>
    </number:number-style>
    <number:number-style style:name="N151">
      <number:scientific-number number:decimal-places="17" number:min-decimal-places="17" number:min-integer-digits="1" number:min-exponent-digits="2" number:exponent-interval="1" number:forced-exponent-sign="true"/>
    </number:number-style>
    <number:number-style style:name="N152">
      <number:scientific-number number:decimal-places="18" number:min-decimal-places="18" number:min-integer-digits="1" number:min-exponent-digits="2" number:exponent-interval="1" number:forced-exponent-sign="true"/>
    </number:number-style>
    <number:number-style style:name="N153">
      <number:scientific-number number:decimal-places="19" number:min-decimal-places="19" number:min-integer-digits="1" number:min-exponent-digits="2" number:exponent-interval="1" number:forced-exponent-sign="true"/>
    </number:number-style>
    <number:number-style style:name="N154">
      <number:scientific-number number:decimal-places="20" number:min-decimal-places="20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2">00/00/0000</text:date>, <text:time style:data-style-name="N2" text:time-value="13:20:03.82474935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8-12T13:20:13.823029290</dc:date>
    <meta:editing-duration>PT7H56M8S</meta:editing-duration>
    <meta:editing-cycles>3</meta:editing-cycles>
    <meta:generator>LibreOffice/24.8.7.2$Linux_X86_64 LibreOffice_project/480$Build-2</meta:generator>
    <meta:document-statistic meta:table-count="1" meta:cell-count="287" meta:object-count="0"/>
  </office:meta>
</office:document-meta>
</file>